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2c868"/>
    </style:style>
    <style:style style:name="P4" style:family="paragraph" style:parent-style-name="Text_20_body">
      <style:text-properties officeooo:rsid="0562c868" officeooo:paragraph-rsid="056a94fb"/>
    </style:style>
    <style:style style:name="P5" style:family="paragraph" style:parent-style-name="Text_20_body">
      <style:text-properties officeooo:rsid="056a94fb" officeooo:paragraph-rsid="057bda9f"/>
    </style:style>
    <style:style style:name="P6" style:family="paragraph" style:parent-style-name="Text_20_body">
      <style:text-properties officeooo:rsid="0561464b" officeooo:paragraph-rsid="058fcc10"/>
    </style:style>
    <style:style style:name="P7" style:family="paragraph" style:parent-style-name="Text_20_body">
      <style:text-properties officeooo:rsid="0561464b" officeooo:paragraph-rsid="05e06f12"/>
    </style:style>
    <style:style style:name="P8" style:family="paragraph" style:parent-style-name="Text_20_body">
      <style:text-properties officeooo:rsid="0596ca4a" officeooo:paragraph-rsid="0596ca4a"/>
    </style:style>
    <style:style style:name="P9" style:family="paragraph" style:parent-style-name="Text_20_body">
      <style:text-properties officeooo:rsid="05b888e6" officeooo:paragraph-rsid="05cf6a63"/>
    </style:style>
    <style:style style:name="P10" style:family="paragraph" style:parent-style-name="Text_20_body">
      <style:text-properties officeooo:rsid="05b8a0b0" officeooo:paragraph-rsid="05cf6a63"/>
    </style:style>
    <style:style style:name="P11" style:family="paragraph" style:parent-style-name="Text_20_body">
      <style:text-properties officeooo:rsid="05ccb8c6" officeooo:paragraph-rsid="05ccb8c6"/>
    </style:style>
    <style:style style:name="P12" style:family="paragraph" style:parent-style-name="Text_20_body">
      <style:text-properties officeooo:rsid="05d2a9e3" officeooo:paragraph-rsid="05dd60fa"/>
    </style:style>
    <style:style style:name="P13" style:family="paragraph" style:parent-style-name="Text_20_body">
      <style:text-properties officeooo:rsid="05d2a9e3" officeooo:paragraph-rsid="05dcabd6"/>
    </style:style>
    <style:style style:name="P14" style:family="paragraph" style:parent-style-name="Text_20_body">
      <style:text-properties officeooo:rsid="05e53417" officeooo:paragraph-rsid="05e53417"/>
    </style:style>
    <style:style style:name="P15" style:family="paragraph" style:parent-style-name="Text_20_body">
      <style:text-properties officeooo:rsid="058e149f" officeooo:paragraph-rsid="058e149f"/>
    </style:style>
    <style:style style:name="P16" style:family="paragraph" style:parent-style-name="Text_20_body">
      <style:text-properties officeooo:rsid="05c44172" officeooo:paragraph-rsid="05cf6a63"/>
    </style:style>
    <style:style style:name="P17" style:family="paragraph" style:parent-style-name="Heading_20_2">
      <style:text-properties officeooo:paragraph-rsid="052ed04f"/>
    </style:style>
    <style:style style:name="P18" style:family="paragraph" style:parent-style-name="Heading_20_2">
      <style:text-properties officeooo:rsid="05735d0c" officeooo:paragraph-rsid="058b9dbb"/>
    </style:style>
    <style:style style:name="P19" style:family="paragraph" style:parent-style-name="Heading_20_2">
      <style:text-properties officeooo:rsid="05735d0c" officeooo:paragraph-rsid="0596ca4a"/>
    </style:style>
    <style:style style:name="P20" style:family="paragraph" style:parent-style-name="Heading_20_2">
      <style:text-properties officeooo:paragraph-rsid="05648627"/>
    </style:style>
    <style:style style:name="P21" style:family="paragraph" style:parent-style-name="Heading_20_2">
      <style:paragraph-properties fo:line-height="100%"/>
      <style:text-properties officeooo:rsid="04af6545" officeooo:paragraph-rsid="05ccb8c6"/>
    </style:style>
    <style:style style:name="P22" style:family="paragraph" style:parent-style-name="Heading_20_2">
      <style:paragraph-properties fo:line-height="100%"/>
      <style:text-properties officeooo:rsid="04af6545" officeooo:paragraph-rsid="05cf6a63"/>
    </style:style>
    <style:style style:name="P23" style:family="paragraph" style:parent-style-name="Heading_20_2">
      <style:paragraph-properties fo:line-height="100%"/>
      <style:text-properties officeooo:rsid="04af6545" officeooo:paragraph-rsid="05dcabd6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25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596ca4a" style:font-style-asian="italic" style:font-style-complex="italic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596ca4a" officeooo:paragraph-rsid="0596ca4a"/>
    </style:style>
    <style:style style:name="P27" style:family="paragraph" style:parent-style-name="Text_20_body">
      <style:paragraph-properties fo:text-align="end" style:justify-single-word="false" style:writing-mode="rl-tb"/>
      <style:text-properties fo:font-style="normal" officeooo:rsid="05e53417" officeooo:paragraph-rsid="05e53417" style:font-style-asian="normal" style:font-style-complex="normal"/>
    </style:style>
    <style:style style:name="P28" style:family="paragraph" style:parent-style-name="Text_20_body">
      <style:paragraph-properties fo:margin-top="0in" fo:margin-bottom="0in" loext:contextual-spacing="false"/>
      <style:text-properties officeooo:rsid="05b888e6" officeooo:paragraph-rsid="05cf6a63"/>
    </style:style>
    <style:style style:name="P29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officeooo:rsid="05b888e6" officeooo:paragraph-rsid="05cf6a63"/>
    </style:style>
    <style:style style:name="P31" style:family="paragraph" style:parent-style-name="Text_20_body">
      <style:paragraph-properties fo:text-align="start" style:justify-single-word="false" style:writing-mode="lr-tb"/>
      <style:text-properties fo:font-style="italic" officeooo:rsid="05984f9a" officeooo:paragraph-rsid="0596ca4a" style:font-style-asian="italic" style:font-style-complex="italic"/>
    </style:style>
    <style:style style:name="P32" style:family="paragraph" style:parent-style-name="Text_20_body">
      <style:paragraph-properties fo:text-align="end" style:justify-single-word="false" style:writing-mode="rl-tb"/>
      <style:text-properties fo:font-style="normal" officeooo:rsid="05e53417" officeooo:paragraph-rsid="05e53417" style:font-style-asian="normal" style:font-style-complex="normal"/>
    </style:style>
    <style:style style:name="P33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609767"/>
    </style:style>
    <style:style style:name="T2" style:family="text">
      <style:text-properties officeooo:rsid="0565f2dc"/>
    </style:style>
    <style:style style:name="T3" style:family="text">
      <style:text-properties officeooo:rsid="057bda9f"/>
    </style:style>
    <style:style style:name="T4" style:family="text">
      <style:text-properties officeooo:rsid="057ca7f2"/>
    </style:style>
    <style:style style:name="T5" style:family="text">
      <style:text-properties officeooo:rsid="058fcc10"/>
    </style:style>
    <style:style style:name="T6" style:family="text">
      <style:text-properties style:font-name="Times New Roman" fo:font-style="italic" officeooo:rsid="058fcc10" style:font-style-asian="italic" style:font-style-complex="italic"/>
    </style:style>
    <style:style style:name="T7" style:family="text">
      <style:text-properties officeooo:rsid="059160cd"/>
    </style:style>
    <style:style style:name="T8" style:family="text">
      <style:text-properties officeooo:rsid="05b131eb"/>
    </style:style>
    <style:style style:name="T9" style:family="text">
      <style:text-properties officeooo:rsid="05b52448"/>
    </style:style>
    <style:style style:name="T10" style:family="text">
      <style:text-properties officeooo:rsid="05b6bed9"/>
    </style:style>
    <style:style style:name="T11" style:family="text">
      <style:text-properties officeooo:rsid="05b888e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5c5adee" style:font-weight-asian="bold" style:font-weight-complex="bold"/>
    </style:style>
    <style:style style:name="T14" style:family="text">
      <style:text-properties fo:font-weight="bold" officeooo:rsid="05984f9a" style:font-weight-asian="bold" style:font-weight-complex="bold"/>
    </style:style>
    <style:style style:name="T15" style:family="text">
      <style:text-properties officeooo:rsid="05bc1362"/>
    </style:style>
    <style:style style:name="T16" style:family="text">
      <style:text-properties officeooo:rsid="05c02c24"/>
    </style:style>
    <style:style style:name="T17" style:family="text">
      <style:text-properties officeooo:rsid="05c2aca5"/>
    </style:style>
    <style:style style:name="T18" style:family="text">
      <style:text-properties officeooo:rsid="05c44172"/>
    </style:style>
    <style:style style:name="T19" style:family="text">
      <style:text-properties officeooo:rsid="05c5adee"/>
    </style:style>
    <style:style style:name="T20" style:family="text">
      <style:text-properties officeooo:rsid="05c74c07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5984f9a" style:font-style-asian="italic" style:font-style-complex="italic"/>
    </style:style>
    <style:style style:name="T23" style:family="text">
      <style:text-properties officeooo:rsid="05cf6a63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officeooo:rsid="05d6ac56"/>
    </style:style>
    <style:style style:name="T26" style:family="text">
      <style:text-properties officeooo:rsid="05d8b071"/>
    </style:style>
    <style:style style:name="T27" style:family="text">
      <style:text-properties officeooo:rsid="05dcabd6"/>
    </style:style>
    <style:style style:name="T28" style:family="text">
      <style:text-properties officeooo:rsid="05dd60fa"/>
    </style:style>
    <style:style style:name="T29" style:family="text">
      <style:text-properties officeooo:rsid="05e06f12"/>
    </style:style>
    <style:style style:name="T30" style:family="text">
      <style:text-properties officeooo:rsid="05e10a74"/>
    </style:style>
    <style:style style:name="T31" style:family="text">
      <style:text-properties officeooo:rsid="05e3dd26"/>
    </style:style>
    <style:style style:name="T32" style:family="text">
      <style:text-properties officeooo:rsid="05e53417"/>
    </style:style>
    <style:style style:name="T33" style:family="text">
      <style:text-properties officeooo:rsid="05984f9a"/>
    </style:style>
    <style:style style:name="T34" style:family="text">
      <style:text-properties officeooo:rsid="05e56aac"/>
    </style:style>
    <style:style style:name="T35" style:family="text">
      <style:text-properties officeooo:rsid="05e6cd54"/>
    </style:style>
    <style:style style:name="T36" style:family="text">
      <style:text-properties officeooo:rsid="05e6e025"/>
    </style:style>
    <style:style style:name="T37" style:family="text">
      <style:text-properties officeooo:rsid="05e92774"/>
    </style:style>
    <style:style style:name="T38" style:family="text">
      <style:text-properties officeooo:rsid="05efabb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text:span text:style-name="T32">פתרון</text:span> - חלוקה הוגנת של קרקעות ועוגות</text:h>
      <text:p text:style-name="P21">שאלה <text:span text:style-name="T11">1</text:span>: <text:span text:style-name="T11">חלוקה פרופורציונלית בשני מימדים</text:span></text:p>
      <text:p text:style-name="P11">א. נתונה חלקת-אדמה בצורת מלבן. תארו אלגוריתם הנותן חלוקה פרופורציונלית של העוגה בין n אנשים, כך שכל אחד מקבל מלבן.</text:p>
      <text:p text:style-name="P11">ב. הסבירו מהי צורה <text:span text:style-name="T21">קמורה </text:span>ותנו דוגמאות (<text:span text:style-name="T25">ראו </text:span>בויקיפדיה: <text:a xlink:type="simple" xlink:href="https://en.wikipedia.org/wiki/Convex_set" text:style-name="Internet_20_link" text:visited-style-name="Visited_20_Internet_20_Link"><text:span text:style-name="T24">https://en.wikipedia.org/wiki/Convex_set</text:span></text:a> )</text:p>
      <text:p text:style-name="P11">ג. <text:s/>נתונה חלקת-אדמה דו-ממדית קמורה. תארו אלגוריתם הנותן חלוקה פרופורציונלית של העוגה בין n אנשים, כך שכל אחד מקבל פרוסה קמורה.</text:p>
      <text:p text:style-name="P14"><text:span text:style-name="T12">פתרון</text:span>: <text:span text:style-name="T37">עמנואל.</text:span></text:p>
      <text:p text:style-name="P17">שאלה <text:span text:style-name="T23">2</text:span>: <text:span text:style-name="T1">חלוקת תורנויות פרופורציונלית</text:span></text:p>
      <text:p text:style-name="P6">אמא ואבא נסעו לנופש, והשאירו את <text:span text:style-name="T6">n</text:span> ילדיהם <text:span text:style-name="T5">הגדולים </text:span>לשמור על <text:span text:style-name="T5">התינוקת ה-1+</text:span><text:span text:style-name="T6">n </text:span><text:span text:style-name="T5">.</text:span> הילדים לא כל כך רוצים לשמור אבל אין להם ברירה, אז הם החליטו לחלק ביניהם את הזמן ולעשות תורנויות. <text:s/>לכל ילד יש העדפות שונות לגבי הזמן ביום שהכי קשה לשמור בו - יש כאלה שהכי קשה להם לשמור בלילה, יש כאלה שהכי קשה להם לשמור דווקא בצהריים, וכו'. </text:p>
      <text:p text:style-name="P3"><text:span text:style-name="T4">א</text:span>. הגדירו בפירוט מהי חלוקה פרופורציונלית במצב ז<text:span text:style-name="T4">ה (מדוע זה שונה ממה שלמדנו בכיתה?).</text:span></text:p>
      <text:p text:style-name="P3"><text:span text:style-name="T4">ב</text:span>. כיתבו אלגוריתם המוצא חלוקה פרופורציונלית <text:span text:style-name="T9">של זמן השמירה, כך שכל ילד מקבל תורנות רצופה</text:span>.</text:p>
      <text:p text:style-name="P14"><text:span text:style-name="T12">פתרון</text:span>: <text:span text:style-name="T36">שהם.</text:span></text:p>
      <text:p text:style-name="P23">שאלה<text:span text:style-name="T27"> 3</text:span>: <text:span text:style-name="T11">חלוקת תורנויות ללא קנאה</text:span></text:p>
      <text:p text:style-name="P7">אמא ואבא נסעו לנופש<text:span text:style-name="T29"> וכו', כמו בשאלה 2. </text:span></text:p>
      <text:p text:style-name="P12">א. תארו אלגוריתם שבו כל אחד <text:span text:style-name="T28">מהילדים </text:span>מקבל <text:span text:style-name="T28">תורנות רצופה, והחלוקה היא </text:span>ללא-קנאה-בקירוב (עד כדי <text:span text:style-name="T28">שניה אחת</text:span>).</text:p>
      <text:p text:style-name="P13">ב. תנו דוגמה הממחישה את פעולת האלגוריתם<text:span text:style-name="T29"> של סעיף א</text:span>.</text:p>
      <text:p text:style-name="P14"><text:span text:style-name="T12">פתרון</text:span>: <text:span text:style-name="T38">בשיעור הבא.</text:span></text:p>
      <text:p text:style-name="P20">שאלה <text:span text:style-name="T30">4</text:span>: <text:span text:style-name="T2">חלוקה עם זכויות לא שוות (unequal entitlements)</text:span></text:p>
      <text:p text:style-name="P5">עמי ותמי <text:span text:style-name="T3">עזרו לאמא להכין עוגה, אבל תמי עזרה יותר. עמי השקיע שעתיים ותמי השקיעה חמש שעות. אמא רוצה לחלק את העוגה ביניהם בצורה הוגנת בהתאם להשקעה.</text:span></text:p>
      <text:p text:style-name="P4"><text:span text:style-name="T4">א</text:span>. <text:span text:style-name="T31">תנו הגדרה הגיונית למושג "</text:span>חלוקה פרופורציונלית" <text:span text:style-name="T31">במצב זה.</text:span></text:p>
      <text:p text:style-name="P4"><text:span text:style-name="T10">ב</text:span>. כיתבו אלגוריתם המוצא חלוקה פרופורציונלית<text:span text:style-name="T16">.</text:span></text:p>
      <text:p text:style-name="P14"><text:span text:style-name="T12">פתרון</text:span>: <text:span text:style-name="T34">יואב.</text:span></text:p>
      <text:p text:style-name="P18">שאלה <text:span text:style-name="T30">5</text:span>: <text:span text:style-name="T7">שינוי חלוקה קיימת</text:span></text:p>
      <text:p text:style-name="P15"><text:span text:style-name="T7">עמי רמי ו</text:span>תמי <text:span text:style-name="T7">חילקו ביניהם עוגה בצורה פרופורציונלית (כל אחד קיבל לפחות 1/3). <text:s/>הם התיישבו לאכול, אבל לפני שהספיקו - נכנסה צומי וטענה שגם לה מגיע חלק. <text:s text:c="4"/>פתחו אלגוריתם המוצא חלוקה פרופורציונלית (כל אחד מקבל לפחות 1/4), ובנוסף, נותן לכל אחד משלושת הילדים הראשונים (עמי רמי ותמי) לפחות 3/4 מהערך שהיה לו בחלוקה הראשונה.</text:span></text:p>
      <text:p text:style-name="P14"><text:span text:style-name="T12">פתרון</text:span>: <text:span text:style-name="T35">אריק וטל.</text:span></text:p>
      <text:p text:style-name="P22">שאלה <text:span text:style-name="T30">6</text:span>: <text:span text:style-name="T11">חלוקה ללא קנאה עם שארית</text:span></text:p>
      <text:p text:style-name="P28"><text:span text:style-name="T15">נתון</text:span> <text:span text:style-name="T15">ה</text:span>אלגוריתם <text:span text:style-name="T17">הבא לחלוקה בין 3 אנשים </text:span>(דומה לצעד הראשון של אלגוריתם סלפרידג'-קונוויי):</text:p>
      <text:list xml:id="list509654864" text:style-name="L1">
        <text:list-item>
          <text:p text:style-name="P30"><text:span text:style-name="T20">1. </text:span>עמי חותך את העוגה לשלושה חלקים שווים בעיניו.</text:p>
        </text:list-item>
        <text:list-item>
          <text:p text:style-name="P30"><text:span text:style-name="T20">2. </text:span>תמי <text:span text:style-name="T20">מקצצת את הפרוסה הטובה ביותר בעיניה, כך שיהיו לה שתי פרוסות טובות ביותר.</text:span></text:p>
        </text:list-item>
        <text:list-item>
          <text:p text:style-name="P30"><text:span text:style-name="T20">3. </text:span>השחקנים בוחרים פרוסה מבין הפרוסות הנמצאות על השולחן, לפי הסדר: רמי - תמי - עמי.</text:p>
        </text:list-item>
      </text:list>
      <text:p text:style-name="P10">שימו לב - באלגוריתם זה לא כל העוגה מחולקת - יש שארית הנשארת על השולחן.</text:p>
      <text:p text:style-name="P9"><text:span text:style-name="T18">א. </text:span>הוכיחו <text:span text:style-name="T19">שהחלוקה המתקבלת היא ללא קנאה, וכל שחקן מקבל </text:span>פרוסה השווה בעיניו לפחות <text:span text:style-name="T12">1/4</text:span> מהשווי הכללי של העוגה<text:span text:style-name="T19">.</text:span></text:p>
      <text:p text:style-name="P16">ב. <text:span text:style-name="T19">עכשיו נניח שצריך לחלק עוגה בין 4 שחקנים. תארו אלגוריתם לחלוקה עם שארית, הנותן חלוקה ללא קנאה, שבה כל שחקן מקבל פרוסה השווה בעיניו לפחות </text:span><text:span text:style-name="T13">1/8 </text:span><text:span text:style-name="T19">מהשווי הכללי של העוגה.</text:span></text:p>
      <text:p text:style-name="P14"><text:span text:style-name="T12">פתרון</text:span>: <text:span text:style-name="T38">ראו כאן: </text:span><text:a xlink:type="simple" xlink:href="https://arxiv.org/abs/1511.02599" text:style-name="Internet_20_link" text:visited-style-name="Visited_20_Internet_20_Link"><text:span text:style-name="T38">https://arxiv.org/abs/1511.02599</text:span></text:a><text:span text:style-name="T38"> </text:span></text:p>
      <text:p text:style-name="P19">שאלה <text:span text:style-name="T8">7: תיכנות - חלוקת-עוגה פרופורציונלית</text:span></text:p>
      <text:p text:style-name="P8">נניח שרוצים לחלק <text:span text:style-name="T26">נהר חד-ממדי, המיוצג </text:span>ע"י הקטע [0,1]. כל משתתף מיוצג ע"י המחלקה הבאה:</text:p>
      <text:p text:style-name="P29">class Agent {</text:p>
      <text:p text:style-name="P29"><text:tab/>double eval(double x); <text:s/></text:p>
      <text:p text:style-name="P29"><text:s text:c="11"/>// INPUT: <text:s text:c="2"/>x, a number between 0 and 1.</text:p>
      <text:p text:style-name="P29"><text:s text:c="11"/>// OUTPUT: <text:s/>v, the value of [0,x]</text:p>
      <text:p text:style-name="P29"/>
      <text:p text:style-name="P29"><text:tab/>double mark(double v);</text:p>
      <text:p text:style-name="P29"><text:s text:c="11"/>// INPUT: <text:s text:c="2"/>v, a number between 0 and 1.</text:p>
      <text:p text:style-name="P29"><text:s text:c="11"/>// OUTPUT: <text:s/>a number such that the value of [0,x] is v.</text:p>
      <text:p text:style-name="P29">}</text:p>
      <text:p text:style-name="P26">א. כיתבו בשפה לבחירתכם (אפשר גם פסאודו-קוד) את אלגוריתם "חתוך ובחר":</text:p>
      <text:p text:style-name="P24">void cutAndChoose(Agent a, Agent b)</text:p>
      <text:p text:style-name="P26">הפונקציה מקבלת שני שחקנים וכותבת את החלוקה בפורמט הבא (לדוגמה):</text:p>
      <text:p text:style-name="P25">Agent a receives [0,0.3]. <text:s/>Agent b receives [0.3,1].</text:p>
      <text:p text:style-name="P26">ב. כיתבו בשפה לבחירתכם את אלגוריתם "המפחית האחרון":</text:p>
      <text:p text:style-name="P24">void lastDiminisher(Agent[] agents)</text:p>
      <text:p text:style-name="P26">הפונקציה מקבלת מערך של שחקנים וכותבת את החלוקה בפורמט הבא (לדוגמה):</text:p>
      <text:p text:style-name="P24"><text:span text:style-name="T21">Agent 0 receives [0,0.3]. </text:span><text:span text:style-name="T22"><text:s/></text:span><text:span text:style-name="T21">Agent 1 receives [0.3,0.6]</text:span><text:span text:style-name="T22">.</text:span><text:span text:style-name="T21"> </text:span><text:span text:style-name="T22"><text:s/>Agent 2..</text:span></text:p>
      <text:p text:style-name="P31"/>
      <text:p text:style-name="P27"><text:span text:style-name="T14">פתרון</text:span><text:span text:style-name="T33">: מי שרוצה משוב מוזמן לפתור ולבוא אליי בשעת הקבלה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13T08:27:58.313214135</dc:date>
    <meta:editing-duration>P10DT23H56M40S</meta:editing-duration>
    <meta:editing-cycles>1351</meta:editing-cycles>
    <meta:document-statistic meta:table-count="0" meta:image-count="0" meta:object-count="0" meta:page-count="1" meta:paragraph-count="54" meta:word-count="607" meta:character-count="3489" meta:non-whitespace-character-count="2872"/>
  </office:meta>
</office:document-meta>
</file>